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erif CJK SC" svg:font-family="'Noto Serif CJK SC'" style:font-family-generic="system" style:font-pitch="variable"/>
  </office:font-face-decls>
  <office:automatic-styles>
    <style:style style:name="P1" style:family="paragraph" style:parent-style-name="Standard">
      <style:text-properties officeooo:rsid="000ca8ed" officeooo:paragraph-rsid="000ca8ed"/>
    </style:style>
    <style:style style:name="P2" style:family="paragraph" style:parent-style-name="Standard">
      <style:text-properties officeooo:rsid="000ca8ed" officeooo:paragraph-rsid="000e66fe"/>
    </style:style>
    <style:style style:name="P3" style:family="paragraph" style:parent-style-name="Standard">
      <style:text-properties officeooo:rsid="000e66fe" officeooo:paragraph-rsid="000e66fe"/>
    </style:style>
    <style:style style:name="P4" style:family="paragraph" style:parent-style-name="Standard">
      <style:text-properties officeooo:rsid="0010f2b5" officeooo:paragraph-rsid="0010f2b5"/>
    </style:style>
    <style:style style:name="P5" style:family="paragraph" style:parent-style-name="Standard">
      <style:text-properties officeooo:rsid="0013c9a3" officeooo:paragraph-rsid="0013c9a3"/>
    </style:style>
    <style:style style:name="P6" style:family="paragraph" style:parent-style-name="Standard">
      <style:text-properties officeooo:rsid="0013c9a3" officeooo:paragraph-rsid="001b9bb9"/>
    </style:style>
    <style:style style:name="P7" style:family="paragraph" style:parent-style-name="Standard">
      <style:text-properties officeooo:rsid="001537f3" officeooo:paragraph-rsid="001537f3"/>
    </style:style>
    <style:style style:name="P8" style:family="paragraph" style:parent-style-name="Standard">
      <style:text-properties officeooo:rsid="0011cd48" officeooo:paragraph-rsid="001642d0"/>
    </style:style>
    <style:style style:name="P9" style:family="paragraph" style:parent-style-name="Standard">
      <style:text-properties officeooo:rsid="0011cd48" officeooo:paragraph-rsid="00191d0f"/>
    </style:style>
    <style:style style:name="P10" style:family="paragraph" style:parent-style-name="Standard">
      <style:text-properties officeooo:rsid="0011cd48" officeooo:paragraph-rsid="0019e11e"/>
    </style:style>
    <style:style style:name="P11" style:family="paragraph" style:parent-style-name="Standard">
      <style:text-properties officeooo:rsid="0011cd48" officeooo:paragraph-rsid="001b9bb9"/>
    </style:style>
    <style:style style:name="P12" style:family="paragraph" style:parent-style-name="Standard">
      <style:text-properties officeooo:rsid="00181e61" officeooo:paragraph-rsid="00181e61"/>
    </style:style>
    <style:style style:name="P13" style:family="paragraph" style:parent-style-name="Standard">
      <style:text-properties officeooo:rsid="00191d0f" officeooo:paragraph-rsid="00191d0f"/>
    </style:style>
    <style:style style:name="P14" style:family="paragraph" style:parent-style-name="Standard">
      <style:text-properties officeooo:rsid="0019e11e" officeooo:paragraph-rsid="0019e11e"/>
    </style:style>
    <style:style style:name="P15" style:family="paragraph" style:parent-style-name="Standard">
      <style:text-properties officeooo:rsid="001b9bb9" officeooo:paragraph-rsid="001b9bb9"/>
    </style:style>
    <style:style style:name="P16" style:family="paragraph" style:parent-style-name="Standard">
      <style:text-properties officeooo:rsid="001d0741" officeooo:paragraph-rsid="001d0741"/>
    </style:style>
    <style:style style:name="P17" style:family="paragraph" style:parent-style-name="Standard">
      <style:text-properties officeooo:rsid="001d0741" officeooo:paragraph-rsid="001dc570"/>
    </style:style>
    <style:style style:name="P18" style:family="paragraph" style:parent-style-name="Standard">
      <style:text-properties officeooo:rsid="001dc570" officeooo:paragraph-rsid="001dc570"/>
    </style:style>
    <style:style style:name="P19" style:family="paragraph" style:parent-style-name="Standard">
      <style:text-properties officeooo:rsid="001e89d3" officeooo:paragraph-rsid="001e89d3"/>
    </style:style>
    <style:style style:name="P20" style:family="paragraph" style:parent-style-name="Standard">
      <style:text-properties officeooo:rsid="001eec3b" officeooo:paragraph-rsid="001eec3b"/>
    </style:style>
    <style:style style:name="P21" style:family="paragraph" style:parent-style-name="Standard">
      <style:text-properties officeooo:rsid="0020d1f9" officeooo:paragraph-rsid="0020d1f9"/>
    </style:style>
    <style:style style:name="P22" style:family="paragraph" style:parent-style-name="Standard">
      <style:text-properties officeooo:rsid="0013c9a3" officeooo:paragraph-rsid="0013c9a3"/>
    </style:style>
    <style:style style:name="P23" style:family="paragraph" style:parent-style-name="Standard">
      <style:text-properties officeooo:rsid="0013c9a3" officeooo:paragraph-rsid="0022d1da"/>
    </style:style>
    <style:style style:name="P24" style:family="paragraph" style:parent-style-name="Standard">
      <style:text-properties officeooo:rsid="0011cd48" officeooo:paragraph-rsid="001b9bb9"/>
    </style:style>
    <style:style style:name="P25" style:family="paragraph" style:parent-style-name="Standard">
      <style:text-properties officeooo:rsid="0011cd48" officeooo:paragraph-rsid="0022d1da"/>
    </style:style>
    <style:style style:name="P26" style:family="paragraph" style:parent-style-name="Standard">
      <style:text-properties officeooo:rsid="0011cd48" officeooo:paragraph-rsid="0019e11e"/>
    </style:style>
    <style:style style:name="P27" style:family="paragraph" style:parent-style-name="Standard">
      <style:text-properties officeooo:rsid="0011cd48" officeooo:paragraph-rsid="00191d0f"/>
    </style:style>
    <style:style style:name="P28" style:family="paragraph" style:parent-style-name="Standard">
      <style:text-properties officeooo:rsid="0011cd48" officeooo:paragraph-rsid="002446af"/>
    </style:style>
    <style:style style:name="P29" style:family="paragraph" style:parent-style-name="Standard">
      <style:text-properties officeooo:rsid="0019e11e" officeooo:paragraph-rsid="0022d1da"/>
    </style:style>
    <style:style style:name="P30" style:family="paragraph" style:parent-style-name="Standard">
      <style:text-properties officeooo:rsid="0019e11e" officeooo:paragraph-rsid="002446af"/>
    </style:style>
    <style:style style:name="P31" style:family="paragraph" style:parent-style-name="Standard">
      <style:text-properties officeooo:rsid="001b9bb9" officeooo:paragraph-rsid="0022d1da"/>
    </style:style>
    <style:style style:name="P32" style:family="paragraph" style:parent-style-name="Standard">
      <style:text-properties officeooo:rsid="0022d1da" officeooo:paragraph-rsid="0022d1da"/>
    </style:style>
    <style:style style:name="P33" style:family="paragraph" style:parent-style-name="Standard">
      <style:text-properties officeooo:rsid="002446af" officeooo:paragraph-rsid="002446af"/>
    </style:style>
    <style:style style:name="P34" style:family="paragraph" style:parent-style-name="Standard">
      <style:text-properties officeooo:rsid="00191d0f" officeooo:paragraph-rsid="002446af"/>
    </style:style>
    <style:style style:name="P35" style:family="paragraph" style:parent-style-name="Standard">
      <style:text-properties officeooo:rsid="00181e61" officeooo:paragraph-rsid="00181e61"/>
    </style:style>
    <style:style style:name="P36" style:family="paragraph" style:parent-style-name="Standard">
      <style:text-properties officeooo:rsid="00181e61" officeooo:paragraph-rsid="002446af"/>
    </style:style>
    <style:style style:name="P37" style:family="paragraph" style:parent-style-name="Standard">
      <style:text-properties officeooo:paragraph-rsid="002446af"/>
    </style:style>
    <style:style style:name="P38" style:family="paragraph" style:parent-style-name="Standard">
      <style:text-properties officeooo:rsid="00253b6a" officeooo:paragraph-rsid="00253b6a"/>
    </style:style>
    <style:style style:name="P39" style:family="paragraph" style:parent-style-name="Standard">
      <style:text-properties officeooo:rsid="00253b6a" officeooo:paragraph-rsid="00273c8a"/>
    </style:style>
    <style:style style:name="P40" style:family="paragraph" style:parent-style-name="Standard">
      <style:text-properties officeooo:rsid="00253b6a" officeooo:paragraph-rsid="002ab0b2"/>
    </style:style>
    <style:style style:name="P41" style:family="paragraph" style:parent-style-name="Standard">
      <style:text-properties officeooo:rsid="0025fba9" officeooo:paragraph-rsid="0025fba9"/>
    </style:style>
    <style:style style:name="P42" style:family="paragraph" style:parent-style-name="Standard">
      <style:text-properties officeooo:rsid="0025fba9" officeooo:paragraph-rsid="00273c8a"/>
    </style:style>
    <style:style style:name="P43" style:family="paragraph" style:parent-style-name="Standard">
      <style:text-properties officeooo:rsid="00273c8a" officeooo:paragraph-rsid="00273c8a"/>
    </style:style>
    <style:style style:name="P44" style:family="paragraph" style:parent-style-name="Standard">
      <style:text-properties officeooo:paragraph-rsid="0027a98d"/>
    </style:style>
    <style:style style:name="P45" style:family="paragraph" style:parent-style-name="Standard">
      <style:text-properties officeooo:rsid="0027a98d" officeooo:paragraph-rsid="0027a98d"/>
    </style:style>
    <style:style style:name="P46" style:family="paragraph" style:parent-style-name="Standard">
      <style:text-properties officeooo:rsid="0027a98d" officeooo:paragraph-rsid="00298a9e"/>
    </style:style>
    <style:style style:name="P47" style:family="paragraph" style:parent-style-name="Standard">
      <style:text-properties officeooo:rsid="0027a98d" officeooo:paragraph-rsid="002ab0b2"/>
    </style:style>
    <style:style style:name="P48" style:family="paragraph" style:parent-style-name="Standard">
      <style:text-properties officeooo:rsid="00298a9e" officeooo:paragraph-rsid="00298a9e"/>
    </style:style>
    <style:style style:name="P49" style:family="paragraph" style:parent-style-name="Standard">
      <style:text-properties officeooo:rsid="002ab0b2" officeooo:paragraph-rsid="002ab0b2"/>
    </style:style>
    <style:style style:name="P50" style:family="paragraph" style:parent-style-name="Standard">
      <style:text-properties officeooo:rsid="002ab0b2" officeooo:paragraph-rsid="002c3bd8"/>
    </style:style>
    <style:style style:name="T1" style:family="text">
      <style:text-properties officeooo:rsid="000e66fe"/>
    </style:style>
    <style:style style:name="T2" style:family="text">
      <style:text-properties officeooo:rsid="0010f2b5"/>
    </style:style>
    <style:style style:name="T3" style:family="text">
      <style:text-properties officeooo:rsid="0011cd48"/>
    </style:style>
    <style:style style:name="T4" style:family="text">
      <style:text-properties officeooo:rsid="0014815b"/>
    </style:style>
    <style:style style:name="T5" style:family="text">
      <style:text-properties officeooo:rsid="001537f3"/>
    </style:style>
    <style:style style:name="T6" style:family="text">
      <style:text-properties officeooo:rsid="001642d0"/>
    </style:style>
    <style:style style:name="T7" style:family="text">
      <style:text-properties officeooo:rsid="00191d0f"/>
    </style:style>
    <style:style style:name="T8" style:family="text">
      <style:text-properties officeooo:rsid="001b9bb9"/>
    </style:style>
    <style:style style:name="T9" style:family="text">
      <style:text-properties officeooo:rsid="001dc570"/>
    </style:style>
    <style:style style:name="T10" style:family="text">
      <style:text-properties officeooo:rsid="001eec3b"/>
    </style:style>
    <style:style style:name="T11" style:family="text">
      <style:text-properties officeooo:rsid="0022d1da"/>
    </style:style>
    <style:style style:name="T12" style:family="text">
      <style:text-properties officeooo:rsid="002446af"/>
    </style:style>
    <style:style style:name="T13" style:family="text">
      <style:text-properties officeooo:rsid="00181e61"/>
    </style:style>
    <style:style style:name="T14" style:family="text">
      <style:text-properties officeooo:rsid="00253b6a"/>
    </style:style>
    <style:style style:name="T15" style:family="text">
      <style:text-properties officeooo:rsid="00273c8a"/>
    </style:style>
    <style:style style:name="T16" style:family="text">
      <style:text-properties officeooo:rsid="0027a98d"/>
    </style:style>
    <style:style style:name="T17" style:family="text">
      <style:text-properties officeooo:rsid="00298a9e"/>
    </style:style>
    <style:style style:name="T18" style:family="text">
      <style:text-properties officeooo:rsid="002ab0b2"/>
    </style:style>
    <style:style style:name="T19" style:family="text">
      <style:text-properties officeooo:rsid="002c3b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
      <text:p text:style-name="P3">Notebook platform to enable complex analysis of Gaia data products. Providing an unstructured environment that allows more experimental analysis than the indexed database tables provided by the existing TAP/ADQL services. Capable of applying analysis algorithms to the whole data set in reasonable response times.</text:p>
      <text:p text:style-name="P3"/>
      <text:p text:style-name="P3">Particular emphasis on the requirements for machine learning applications, including managing the training, testing and verification data sets.</text:p>
      <text:p text:style-name="P2"/>
      <text:p text:style-name="P1"/>
      <text:p text:style-name="P1">Target use cases</text:p>
      <text:p text:style-name="P3">Rough outline of the kind of use cases that the project is aiming to support.</text:p>
      <text:p text:style-name="P3"/>
      <text:p text:style-name="P1">Quick visit</text:p>
      <text:p text:style-name="P1">Heard about the system from a conference talk or citation in a paper. Just want to have a quick look to see what it can do.</text:p>
      <text:p text:style-name="P1"/>
      <text:p text:style-name="P1">PhD researcher</text:p>
      <text:p text:style-name="P1">Single user working on a complex analysis to explore a new theory in astronomy or computer science. Long series of interactive sessions refining their analysis. Source control and data provenance are very important. Shar<text:span text:style-name="T1">ing</text:span> their data and analysis with their supervisor. Publishing their data and analysis at the end of their project.</text:p>
      <text:p text:style-name="P1"/>
      <text:p text:style-name="P1">Research group</text:p>
      <text:p text:style-name="P1">Small group of ~10 users working on a complex analysis to explore a new theory in astronomy or computer science. Concurrent interactive sessions <text:span text:style-name="T1">sharing </text:span>data and analysis code with team members. Source control and data provenance are very important. Publishing their data and analysis at the end of their project.</text:p>
      <text:p text:style-name="P1"/>
      <text:p text:style-name="P1">Teaching workshop</text:p>
      <text:p text:style-name="P1">Up to 30 users all logged in to same (or similar) <text:s/>system, following along to a talk by the workshop tutor. All 30 users will press the ‘execute next step’ button at the same time and expect the system to respond instantly. Workshop tutor(s) are able to interact with all the participants, but individual participants can’t access other participants’ work.</text:p>
      <text:p text:style-name="P1"/>
      <text:p text:style-name="P1"/>
      <text:p text:style-name="P3">Analysis technology</text:p>
      <text:p text:style-name="P3">Apache Zeppelin and Apache Spark.</text:p>
      <text:p text:style-name="P3">….</text:p>
      <text:p text:style-name="P3"/>
      <text:p text:style-name="P3"/>
      <text:p text:style-name="P3"/>
      <text:p text:style-name="P3">Orchestration technology</text:p>
      <text:p text:style-name="P3">Current (2023) system is based on a set of Ansible playbooks that deploy a static set of services onto an Openstack platform<text:span text:style-name="T2">, allocating a fixed number of resources each time.</text:span></text:p>
      <text:p text:style-name="P3"/>
      <text:p text:style-name="P4">Development (2024) system is based on a set of Kubernetes Helm charts that deploy a scaleable set of services onto a Kubernetes cluster. The deployment also includes a set of Ansible scripts that create an initial bootstrap platform from which to create a Kubernetes cluster on an Openstack platform.</text:p>
      <text:p text:style-name="P4"/>
      <text:p text:style-name="P4"><text:soft-page-break/>The Kubernetes deployment is designed to be able to scale dynamically to meet changes in demand, by adding resources to the current Kubernetes cluster, or by expanding to use another Kubernetes cluster on another platform.</text:p>
      <text:p text:style-name="P4"/>
      <text:p text:style-name="P4">Front-end user portal</text:p>
      <text:p text:style-name="P4">Based on the Drupal content management system <text:a xlink:type="simple" xlink:href="https://www.drupal.org/" text:style-name="Internet_20_link" text:visited-style-name="Visited_20_Internet_20_Link">https://www.drupal.org/</text:a></text:p>
      <text:p text:style-name="P4"/>
      <text:p text:style-name="P7">Zeppelin is a essentially a notebook platform, but does not provide many tools for managing user accounts. If we keep Zeppelin as the front end for the user experience we will need to write a lot of additional functionality.</text:p>
      <text:p text:style-name="P7"/>
      <text:p text:style-name="P4"><text:span text:style-name="T5">In contrast, </text:span>Drupal provides a <text:span text:style-name="T5">wide </text:span>range of functionality ‘out of the box’ creat<text:span text:style-name="T5">ing</text:span> a rich user experience, including login pages, account management, user profiles, <text:span text:style-name="T3">group management, along with </text:span><text:span text:style-name="T5">built-in support for </text:span><text:span text:style-name="T3">a </text:span><text:span text:style-name="T5">wide </text:span><text:span text:style-name="T3">range of content types including </text:span>blogs, news <text:span text:style-name="T3">articles</text:span>, documentation and training material. </text:p>
      <text:p text:style-name="P4"/>
      <text:p text:style-name="P8"/>
      <text:p text:style-name="P14">Drupal user experience</text:p>
      <text:p text:style-name="P14"/>
      <text:p text:style-name="P12">New user arrives at the dmp site.</text:p>
      <text:p text:style-name="P12">Quick simple online registration using name and password, or social media account.</text:p>
      <text:p text:style-name="P12">Email validation to confirm email address.</text:p>
      <text:p text:style-name="P12">Creates new user account with guest quotas.</text:p>
      <text:p text:style-name="P12"/>
      <text:p text:style-name="P9">Drupal <text:span text:style-name="T7">theme </text:span><text:span text:style-name="T6">can be customized </text:span><text:span text:style-name="T7">using the built in design tools to create an appropriate user experience, without impacting the layout and design of the Zeppelin notebook platform.</text:span></text:p>
      <text:p text:style-name="P13">In contrast, <text:span text:style-name="T6">customiz</text:span>ing the Zeppelin theme involves raw edits to the source code that impact the notebook platform itself.</text:p>
      <text:p text:style-name="P9"/>
      <text:p text:style-name="P9"/>
      <text:p text:style-name="P14">Drupal <text:span text:style-name="T12">user attributes</text:span></text:p>
      <text:p text:style-name="P14"/>
      <text:p text:style-name="P10">Drupal <text:span text:style-name="T6">can </text:span><text:span text:style-name="T12">pass </text:span><text:span text:style-name="T6">user attributes </text:span>to the other services as <text:span text:style-name="T6">the </text:span>user moves between them. This include<text:span text:style-name="T12">s</text:span> things like the user’s login name, unix uid etc, plus the details of quotas and groups that the user has been allocated.</text:p>
      <text:p text:style-name="P10"/>
      <text:p text:style-name="P37"><text:span text:style-name="T7">Drupal </text:span><text:span text:style-name="T12">provides </text:span>customizable<text:span text:style-name="T12"> tools for editing </text:span><text:span text:style-name="T6">user attributes, </text:span><text:span text:style-name="T12">enabling users to </text:span><text:span text:style-name="T13">edit </text:span><text:span text:style-name="T7">the </text:span><text:span text:style-name="T13">details </text:span><text:span text:style-name="T7">in </text:span><text:span text:style-name="T13">their </text:span><text:span text:style-name="T7">personal </text:span><text:span text:style-name="T13">profile. </text:span><text:span text:style-name="T12">It would also provide tools for a</text:span><text:span text:style-name="T13">dmin users </text:span><text:span text:style-name="T12">to </text:span><text:span text:style-name="T13">edit the technical details of user’s account, </text:span><text:span text:style-name="T7">including the account quotas.</text:span></text:p>
      <text:p text:style-name="P36"/>
      <text:p text:style-name="P30">Drupal <text:span text:style-name="T12">user groups</text:span></text:p>
      <text:p text:style-name="P30"/>
      <text:p text:style-name="P34">Drupal also includes support for user groups, including the tools needed to manage group membership,</text:p>
      <text:p text:style-name="P28"/>
      <text:p text:style-name="P29">Drupal <text:span text:style-name="T11">as IdP</text:span></text:p>
      <text:p text:style-name="P11"/>
      <text:p text:style-name="P11">The Drupal system act<text:span text:style-name="T11">s</text:span> as the OpenIDConnect (OIDC) <text:span text:style-name="T11">Idetity Provider (IdP) </text:span>for <text:span text:style-name="T11">all of </text:span>the <text:span text:style-name="T11">services in the system</text:span>. The user logs in once to the Drupal service, which then generates the relevant OIDC tokens to authenticate the user to the other services. </text:p>
      <text:p text:style-name="P11"/>
      <text:p text:style-name="P5">Diag of gaia-dmp domain</text:p>
      <text:p text:style-name="P5"><text:soft-page-break/>Drupal providing registration, login, and user management pages.</text:p>
      <text:p text:style-name="P5">Drupal creating an authentication domain containing the other services.</text:p>
      <text:p text:style-name="P5">The other services using Drupal as their I<text:span text:style-name="T4">d</text:span>entity Provider <text:span text:style-name="T4">(IdP)</text:span>.</text:p>
      <text:p text:style-name="P5"/>
      <text:p text:style-name="P15">Single sign-on <text:span text:style-name="T11">for users</text:span>.</text:p>
      <text:p text:style-name="P11"/>
      <text:p text:style-name="P25">As far as the user is concerned, they login once to the front-end portal and everything else ‘just works’.</text:p>
      <text:p text:style-name="P23"/>
      <text:p text:style-name="P6">This means that a user can save a <text:span text:style-name="T4">deep </text:span>link <text:span text:style-name="T4">URL </text:span>to a page within one of the internal services, e.g. a <text:span text:style-name="T8">save a link to yesterday’s </text:span><text:span text:style-name="T1">Zeppelin </text:span>notebook <text:span text:style-name="T8">session</text:span>, and then come back to it <text:span text:style-name="T8">today</text:span>. If the user is not already logged in <text:span text:style-name="T8">they will be re-directed to the </text:span>Drupal portal to login, which will then re-direct them back to the <text:span text:style-name="T1">Zeppelin </text:span>notebook <text:span text:style-name="T8">session </text:span>once they have been authenticated.</text:p>
      <text:p text:style-name="P5"/>
      <text:p text:style-name="P31">Single sign-on for services.</text:p>
      <text:p text:style-name="P25"/>
      <text:p text:style-name="P32">Using Drupal as the IdP means we are not directly reliant on an external identity provider. This means we can create username / password accounts for local users. Making it easy to create local user accounts for test and development without changing the system configuration.</text:p>
      <text:p text:style-name="P23"/>
      <text:p text:style-name="P33">This makes the deployment process simpler. We always deploy the same system with the same configuration. Then for test and development we inject test user accounts into the local Drupal database. </text:p>
      <text:p text:style-name="P23"/>
      <text:p text:style-name="P32">External IdP</text:p>
      <text:p text:style-name="P32"/>
      <text:p text:style-name="P32">Drupal can also act as an OIDC client, accepting authentication tokens from an external IdP. <text:span text:style-name="T12">This can include the </text:span>IRIS IAM <text:span text:style-name="T12">service</text:span>, a university <text:span text:style-name="T12">login service </text:span>like EASE for Edinburgh, <text:span text:style-name="T12">or an external provider such GitHub, Google or Microsoft login.</text:span></text:p>
      <text:p text:style-name="P32"/>
      <text:p text:style-name="P33">Note that out of the box Drupal can work with any one of these IdP services, it will need to be modified to be able multiple IdP services.</text:p>
      <text:p text:style-name="P23"/>
      <text:p text:style-name="P23"/>
      <text:p text:style-name="P23"/>
      <text:p text:style-name="P23"/>
      <text:p text:style-name="P5"/>
      <text:p text:style-name="P5"/>
      <text:p text:style-name="P16">Scaling issue, peak load</text:p>
      <text:p text:style-name="P16">One of the major problems out platform has to address is the huge variability in user activity.</text:p>
      <text:p text:style-name="P16">Some days, particularly weekend and holidays, few people if any will be using the service.</text:p>
      <text:p text:style-name="P16">Other days user activity will peak, when someone publishes an influential? paper, or a new data release is published.</text:p>
      <text:p text:style-name="P16"/>
      <text:p text:style-name="P16">Scaling issue, ‘interested visitors’ experience</text:p>
      <text:p text:style-name="P16">We need to scale the system rapidly to meet peaks in user activity.</text:p>
      <text:p text:style-name="P16">A peak in publicity will bring a lot of new visitors who have not used the service before.</text:p>
      <text:p text:style-name="P16"/>
      <text:p text:style-name="P16">Requiring users to send an email to request a new account and making them wait a day for the response will loose a significant proportion of these ‘interested visitors’.</text:p>
      <text:p text:style-name="P16"/>
      <text:p text:style-name="P16">The platform needs to make it very easy for ‘interested visitors’ to register a new account and get <text:soft-page-break/>started with experimenting with notebooks as quickly as possible. Eliminating friction and smoothing their journey from first time ‘interested visitor’ to ‘enthusiastic user’.</text:p>
      <text:p text:style-name="P16"/>
      <text:p text:style-name="P17">Scaling issue, <text:span text:style-name="T9">predictable performance</text:span></text:p>
      <text:p text:style-name="P18">In the current system, adding more users will degrade the performance, ending up with users experiencing significant pauses and delays for each notebook cell.</text:p>
      <text:p text:style-name="P18"/>
      <text:p text:style-name="P18">The new system must eliminate this unpredictability.</text:p>
      <text:p text:style-name="P18">Each time a new user session is started the system to make sure there is enough resources to provide a predictable, responsive and interactive user experience.</text:p>
      <text:p text:style-name="P18"/>
      <text:p text:style-name="P18">Quick look – run now</text:p>
      <text:p text:style-name="P18"><text:span text:style-name="T10">T</text:span>he system <text:span text:style-name="T10">needs to </text:span>be able to provide every new visitor with the option to launch a ‘quick look’ session that enables them to start immediately.</text:p>
      <text:p text:style-name="P18">Depending on the available resources, the system may constrain the resources allocated to these ‘quick look’ sessions. If the system is under heavy load it may limit the range of data and/or the duration available for ‘quick look’ sessions.</text:p>
      <text:p text:style-name="P19">Every user gets a chance to have a go, enabling them to explore the system with a few simple examples and then invited to book a longer session at a later date.</text:p>
      <text:p text:style-name="P19"/>
      <text:p text:style-name="P21">General users – business as normal</text:p>
      <text:p text:style-name="P21">Even if a publicity event attracts a peak of new users launching a lot of <text:span text:style-name="T9">‘quick look’ </text:span>sessions, this should not impact the experience of existing users, enabling them to get on with their work without experiencing higher than normal pauses or delays.</text:p>
      <text:p text:style-name="P19"/>
      <text:p text:style-name="P20">Power users – long duration, extra resources</text:p>
      <text:p text:style-name="P20">The system needs to be able to support the requirement of power users to run long duration analysis sessions with access to more data and extra compute resources.</text:p>
      <text:p text:style-name="P20">A power user may want to keep an analysis session open for very long periods, from several days to several months.</text:p>
      <text:p text:style-name="P20">In contrast to the ‘quick look’ sessions, power users will need to book space for ‘high resource’ long running sessions. This enables the system to plan resource allocation to meet the ‘high resource’ requirements.</text:p>
      <text:p text:style-name="P20"/>
      <text:p text:style-name="P38">Interference issue</text:p>
      <text:p text:style-name="P38">Shared queue means long waits.</text:p>
      <text:p text:style-name="P38"/>
      <text:p text:style-name="P38">Data bandwidth</text:p>
      <text:p text:style-name="P38">Shared CephFS system 50% IO wait</text:p>
      <text:p text:style-name="P38"/>
      <text:p text:style-name="P38"/>
      <text:p text:style-name="P41"/>
      <text:p text:style-name="P42">The DR4 data release represents a major event in the time line for the platform. A step increase in the data size and complexity of the analyses coupled with a step increase in the number of new visitors all wanting to explore the same set of examples at the same time.</text:p>
      <text:p text:style-name="P42"/>
      <text:p text:style-name="P41">We <text:span text:style-name="T15">expect </text:span>that the publicity around the data release will result an increase in new visitors to the platform. In which case we need to be ready for them.</text:p>
      <text:p text:style-name="P41"/>
      <text:p text:style-name="P41">The logistics and procedures for handling the large (500TB) data set will need to be put in place months before the data release, giving the admin team time to practice the procedures and identify and fix any issues.</text:p>
      <text:p text:style-name="P41"><text:soft-page-break/></text:p>
      <text:p text:style-name="P41"/>
      <text:p text:style-name="P41">In order to be confident of handling this event, we need to have in place a suite of regular automated tests that simulate the DR4 data release.</text:p>
      <text:p text:style-name="P41"/>
      <text:p text:style-name="P42">The release data sets won’t be available until Dec 25, (moved to Feb 26). The platform needs to ready to handle the full data set from day one.</text:p>
      <text:p text:style-name="P42"/>
      <text:p text:style-name="P43">This means we will need to start generating mock data sets early in 2024, giving us enough time to develop the procedures for managing this size of data.</text:p>
      <text:p text:style-name="P43"/>
      <text:p text:style-name="P43">Lessons learned from the Lasair team about storing large data sets in Openstack Swift are an example of the kind of issues we must expect to encounter and solve between now and the DR4 release date.</text:p>
      <text:p text:style-name="P41"/>
      <text:p text:style-name="P39">Data layers</text:p>
      <text:p text:style-name="P39"><text:span text:style-name="T16">STFC </text:span>Echo S3</text:p>
      <text:p text:style-name="P44"><text:span text:style-name="T16">Make d</text:span><text:span text:style-name="T15">ata replication and </text:span><text:span text:style-name="T16">reliability S</text:span><text:span text:style-name="T15">omeone </text:span><text:span text:style-name="T16">E</text:span>lse's <text:span text:style-name="T16">P</text:span><text:span text:style-name="T15">roblem. </text:span><text:span text:style-name="T16">Leave it to the experts.</text:span></text:p>
      <text:p text:style-name="P45">Start with a ‘golden’ copy of the data in STFC storage.</text:p>
      <text:p text:style-name="P45"/>
      <text:p text:style-name="P40">Platform CephFS - Manila</text:p>
      <text:p text:style-name="P40"/>
      <text:p text:style-name="P45">All of the IRIS Openstack sites <text:span text:style-name="T18">offer </text:span>CephFS storage systems within the same data center.</text:p>
      <text:p text:style-name="P45">Our current deployment makes extensive use of the CephFS storage system at Cambridge.</text:p>
      <text:p text:style-name="P45">Sites at RAL and Edinburgh have <text:span text:style-name="T18">similar, if not faster, </text:span>SSD based provision.</text:p>
      <text:p text:style-name="P45"/>
      <text:p text:style-name="P46">Our current deployment uses Ansible to mount Openstack Manila <text:span text:style-name="T14">CephFS </text:span>volumes into our virtual machine’s filesystems.</text:p>
      <text:p text:style-name="P46"/>
      <text:p text:style-name="P45">We have examples of how to mount Openstack Manila <text:span text:style-name="T14">CephFS </text:span>volumes as Kubernetes Persistent, <text:span text:style-name="T17">which can then be mounted into our container’s filesystem using Persistent Volume Claims.</text:span></text:p>
      <text:p text:style-name="P45"/>
      <text:p text:style-name="P48">We have found the <text:span text:style-name="T16">Openstack Manila </text:span><text:span text:style-name="T14">CephFS </text:span>volumes to be reliable and easy to manage. However we have encountered issues with performance.</text:p>
      <text:p text:style-name="P48">Machine learning applications that need to scan of a significant part of a large table have encountered performance issues, resulting in measurements of over 50% IO wait in our worker nodes. Perhaps more significant is that these measurements were from a single user launching a single Spark job on the platform.</text:p>
      <text:p text:style-name="P48"/>
      <text:p text:style-name="P49">If we plan to support multiple Spark systems, one for each user, running on the same compute platform, then this may become a significant issue.</text:p>
      <text:p text:style-name="P50"><text:span text:style-name="T19">In order to address this w</text:span>e need to develop tests for this early in 2024, using mock data and <text:span text:style-name="T19">analyses to simulate <text:s/></text:span>multiple Spark systems <text:span text:style-name="T19">running on the same compute platform.</text:span></text:p>
      <text:p text:style-name="P47"/>
      <text:p text:style-name="P39">Local SSD – Longhorn</text:p>
      <text:p text:style-name="P39"/>
      <text:p text:style-name="P38"/>
      <text:p text:style-name="P38"/>
      <text:p text:style-name="P20"/>
      <text:p text:style-name="P20"/>
      <text:p text:style-name="P20"><text:s/></text:p>
      <text:p text:style-name="P18"/>
      <text:p text:style-name="P18"><text:soft-page-break/></text:p>
      <text:p text:style-name="P17"/>
      <text:p text:style-name="P17"/>
      <text:p text:style-name="P16"/>
      <text:p text:style-name="P16"/>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erif CJK SC" svg:font-family="'Noto Serif CJK SC'"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Zarquan </meta:initial-creator>
    <meta:creation-date>2012-10-26T14:18:26</meta:creation-date>
    <dc:date>2024-01-26T06:31:38.255044267</dc:date>
    <meta:editing-duration>PT3H41M23S</meta:editing-duration>
    <meta:editing-cycles>14</meta:editing-cycles>
    <meta:generator>LibreOffice/7.2.7.2$Linux_X86_64 LibreOffice_project/20$Build-2</meta:generator>
    <meta:document-statistic meta:table-count="0" meta:image-count="0" meta:object-count="0" meta:page-count="6" meta:paragraph-count="101" meta:word-count="1959" meta:character-count="11838" meta:non-whitespace-character-count="9969"/>
  </office:meta>
</office:document-meta>
</file>